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ade1c"/>
    </style:style>
    <style:style style:name="T1" style:family="text">
      <style:text-properties officeooo:rsid="000ade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Source</text:span></text:p>
      <text:p text:style-name="Standard"><text:span text:style-name="T1"/></text:p>
      <text:p text:style-name="P1"><text:a xlink:type="simple" xlink:href="http://fr.wikipedia.org/wiki/Banque_centrale_européenne#Fonctionnement_de_la_politique_mon.C3.A9taire_de_la_BCE"><text:span text:style-name="T1">http://fr.wikipedia.org/wiki/Banque_centrale_europ%C3%A9enne#Fonctionnement_de_la_politique_mon.C3.A9taire_de_la_BCE</text:span></text:a></text:p>
      <text:p text:style-name="P1"><text:span text:style-name="T1"/></text:p>
      <text:p text:style-name="P1"><text:a xlink:type="simple" xlink:href="http://fr.wikipedia.org/wiki/Réserve_fédérale_des_États-Unis#FOMC_ou_Comit.C3.A9_de_politique_mon.C3.A9taire"><text:span text:style-name="T1">http://fr.wikipedia.org/wiki/R%C3%A9serve_f%C3%A9d%C3%A9rale_des_%C3%89tats-Unis#FOMC_ou_Comit.C3.A9_de_politique_mon.C3.A9taire</text:span></text:a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14T09:40:59</meta:creation-date>
    <dc:date>2013-02-14T09:42:03</dc:date>
    <meta:editing-duration>PT00H01M05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3" meta:word-count="3" meta:character-count="250"/>
  </office:meta>
</office:document-meta>
</file>